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Analyzer.supportsFile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nalyzer.determineDependencies( Vector files , Vector class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FullAnalyzer.FullAnaly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